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96496" officeooo:paragraph-rsid="00196496"/>
    </style:style>
    <style:style style:name="P2" style:family="paragraph" style:parent-style-name="Standard">
      <style:text-properties officeooo:rsid="00196496" officeooo:paragraph-rsid="001b5971"/>
    </style:style>
    <style:style style:name="P3" style:family="paragraph" style:parent-style-name="Standard">
      <style:text-properties officeooo:rsid="001b7218" officeooo:paragraph-rsid="001b7218"/>
    </style:style>
    <style:style style:name="P4" style:family="paragraph" style:parent-style-name="Standard">
      <style:text-properties officeooo:rsid="0021a0c1" officeooo:paragraph-rsid="0021a0c1"/>
    </style:style>
    <style:style style:name="P5" style:family="paragraph" style:parent-style-name="Standard">
      <style:text-properties officeooo:rsid="0021a0c1" officeooo:paragraph-rsid="0026b788"/>
    </style:style>
    <style:style style:name="P6" style:family="paragraph" style:parent-style-name="Standard">
      <style:text-properties officeooo:rsid="0029e332" officeooo:paragraph-rsid="0029e332"/>
    </style:style>
    <style:style style:name="P7" style:family="paragraph" style:parent-style-name="Standard">
      <style:text-properties officeooo:paragraph-rsid="002feaa9"/>
    </style:style>
    <style:style style:name="P8" style:family="paragraph" style:parent-style-name="Standard">
      <style:text-properties officeooo:paragraph-rsid="00326002"/>
    </style:style>
    <style:style style:name="P9" style:family="paragraph" style:parent-style-name="Standard">
      <style:text-properties officeooo:rsid="0039d9b5" officeooo:paragraph-rsid="0039d9b5"/>
    </style:style>
    <style:style style:name="P10" style:family="paragraph" style:parent-style-name="Standard">
      <style:text-properties officeooo:rsid="003b57d7" officeooo:paragraph-rsid="003b57d7"/>
    </style:style>
    <style:style style:name="P11" style:family="paragraph" style:parent-style-name="Standard">
      <style:text-properties officeooo:rsid="003df555" officeooo:paragraph-rsid="003df555"/>
    </style:style>
    <style:style style:name="P12" style:family="paragraph" style:parent-style-name="Standard">
      <style:text-properties officeooo:paragraph-rsid="003df555"/>
    </style:style>
    <style:style style:name="P13" style:family="paragraph" style:parent-style-name="Standard">
      <style:text-properties officeooo:rsid="002e6313" officeooo:paragraph-rsid="002feaa9"/>
    </style:style>
    <style:style style:name="P14" style:family="paragraph" style:parent-style-name="Text_20_body">
      <style:paragraph-properties fo:margin-top="0cm" fo:margin-bottom="0cm" loext:contextual-spacing="false" fo:line-height="144%" style:writing-mode="lr-tb"/>
      <style:text-properties fo:font-variant="normal" fo:text-transform="none" fo:color="#000000" style:text-line-through-style="none" style:text-line-through-type="none" style:text-underline-style="none" style:text-blinking="false" fo:background-color="transparent"/>
    </style:style>
    <style:style style:name="P15" style:family="paragraph" style:parent-style-name="Text_20_body">
      <style:paragraph-properties fo:margin-top="0cm" fo:margin-bottom="0cm" loext:contextual-spacing="false" fo:line-height="165%" style:writing-mode="lr-tb"/>
      <style:text-properties fo:font-variant="normal" fo:text-transform="none" fo:color="#000000" style:text-line-through-style="none" style:text-line-through-type="none" style:text-underline-style="none" style:text-blinking="false" fo:background-color="transparent"/>
    </style:style>
    <style:style style:name="P16" style:family="paragraph" style:parent-style-name="Text_20_body">
      <style:paragraph-properties fo:margin-top="0cm" fo:margin-bottom="0cm" loext:contextual-spacing="false" fo:line-height="165%" style:writing-mode="lr-tb"/>
      <style:text-properties fo:font-variant="normal" fo:text-transform="none" fo:color="#000000" style:text-line-through-style="none" style:text-line-through-type="none" style:text-underline-style="none" officeooo:rsid="004b22bb" officeooo:paragraph-rsid="004b22bb" style:text-blinking="false" fo:background-color="transparent"/>
    </style:style>
    <style:style style:name="P17" style:family="paragraph" style:parent-style-name="Text_20_body">
      <style:paragraph-properties fo:margin-top="0cm" fo:margin-bottom="0cm" loext:contextual-spacing="false" fo:line-height="165%" style:writing-mode="lr-tb"/>
      <style:text-properties fo:font-variant="normal" fo:text-transform="none" fo:color="#000000" style:text-line-through-style="none" style:text-line-through-type="none" style:text-underline-style="none" officeooo:rsid="004c10f2" officeooo:paragraph-rsid="004c10f2" style:text-blinking="false" fo:background-color="transparent"/>
    </style:style>
    <style:style style:name="P18" style:family="paragraph" style:parent-style-name="Text_20_body">
      <style:paragraph-properties fo:margin-top="0cm" fo:margin-bottom="0cm" loext:contextual-spacing="false" fo:line-height="144%"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9" style:family="paragraph" style:parent-style-name="Text_20_body">
      <style:paragraph-properties fo:margin-top="0cm" fo:margin-bottom="0cm" loext:contextual-spacing="false" fo:line-height="165%" style:writing-mode="lr-tb"/>
      <style:text-properties fo:font-variant="normal" fo:text-transform="none" fo:color="#000000" style:text-line-through-style="none" style:text-line-through-type="none" style:font-name="Arial" fo:font-size="11pt" fo:font-style="normal" style:text-underline-style="none" fo:font-weight="normal" officeooo:rsid="004fe773" officeooo:paragraph-rsid="004fe773" style:text-blinking="false" fo:background-color="transparent"/>
    </style:style>
    <style:style style:name="P20" style:family="paragraph" style:parent-style-name="Text_20_body">
      <style:paragraph-properties fo:margin-top="0cm" fo:margin-bottom="0cm" loext:contextual-spacing="false" fo:line-height="165%" style:writing-mode="lr-tb"/>
      <style:text-properties fo:font-variant="normal" fo:text-transform="none" fo:color="#000000" style:text-line-through-style="none" style:text-line-through-type="none" style:font-name="Arial" fo:font-size="11pt" fo:font-style="normal" style:text-underline-style="none" fo:font-weight="normal" officeooo:rsid="00516ed8" officeooo:paragraph-rsid="004fe773" style:text-blinking="false" fo:background-color="transparent"/>
    </style:style>
    <style:style style:name="P21" style:family="paragraph" style:parent-style-name="Text_20_body">
      <style:paragraph-properties fo:margin-top="0cm" fo:margin-bottom="0cm" loext:contextual-spacing="false" fo:line-height="165%" style:writing-mode="lr-tb"/>
      <style:text-properties fo:font-variant="normal" fo:text-transform="none" fo:color="#000000" style:text-line-through-style="none" style:text-line-through-type="none" style:font-name="Arial" fo:font-size="11pt" fo:font-style="normal" style:text-underline-style="none" fo:font-weight="normal" officeooo:rsid="00516ed8" officeooo:paragraph-rsid="00516ed8" style:text-blinking="false" fo:background-color="transparent"/>
    </style:style>
    <style:style style:name="P22" style:family="paragraph" style:parent-style-name="Text_20_body">
      <style:paragraph-properties fo:margin-top="0cm" fo:margin-bottom="0cm" loext:contextual-spacing="false" fo:line-height="165%" style:writing-mode="lr-tb"/>
      <style:text-properties officeooo:rsid="004e8235" officeooo:paragraph-rsid="004e8235"/>
    </style:style>
    <style:style style:name="P23" style:family="paragraph" style:parent-style-name="Text_20_body">
      <style:paragraph-properties fo:margin-top="0cm" fo:margin-bottom="0cm" loext:contextual-spacing="false" fo:line-height="165%" style:writing-mode="lr-tb"/>
      <style:text-properties officeooo:rsid="00516ed8" officeooo:paragraph-rsid="00516ed8"/>
    </style:style>
    <style:style style:name="P24" style:family="paragraph" style:parent-style-name="Standard" style:list-style-name="L1">
      <style:text-properties officeooo:paragraph-rsid="00373a8b"/>
    </style:style>
    <style:style style:name="P25" style:family="paragraph" style:parent-style-name="Standard" style:list-style-name="L1">
      <style:text-properties officeooo:rsid="002ff13d" officeooo:paragraph-rsid="002ff13d"/>
    </style:style>
    <style:style style:name="P26" style:family="paragraph" style:parent-style-name="Standard" style:list-style-name="L1">
      <style:text-properties style:font-name="Liberation Serif" fo:font-size="12pt" officeooo:rsid="002ff13d" officeooo:paragraph-rsid="00335f6c" style:font-size-asian="12pt" style:font-size-complex="12pt"/>
    </style:style>
    <style:style style:name="P27" style:family="paragraph" style:parent-style-name="Standard" style:list-style-name="L1">
      <style:text-properties style:font-name="Liberation Serif" fo:font-size="12pt" officeooo:rsid="002ff13d" officeooo:paragraph-rsid="0036555d" style:font-size-asian="12pt" style:font-size-complex="12pt"/>
    </style:style>
    <style:style style:name="P28" style:family="paragraph" style:parent-style-name="Standard" style:list-style-name="L1">
      <style:text-properties officeooo:rsid="00374cb6" officeooo:paragraph-rsid="00374cb6"/>
    </style:style>
    <style:style style:name="P29" style:family="paragraph" style:parent-style-name="Standard" style:list-style-name="L1">
      <style:text-properties style:text-outline="false" style:text-line-through-style="none" style:text-line-through-type="none" style:font-name="Liberation Serif" fo:font-size="12pt" fo:font-style="normal" fo:text-shadow="none" style:text-underline-style="none" fo:font-weight="normal" officeooo:rsid="0038a034" officeooo:paragraph-rsid="0038a034" style:font-size-asian="12pt" style:font-style-asian="normal" style:font-weight-asian="normal" style:font-size-complex="12pt" style:text-emphasize="none"/>
    </style:style>
    <style:style style:name="P30" style:family="paragraph" style:parent-style-name="Standard" style:list-style-name="L1">
      <style:text-properties officeooo:rsid="0038a034" officeooo:paragraph-rsid="0038a034"/>
    </style:style>
    <style:style style:name="P31" style:family="paragraph" style:parent-style-name="Standard" style:list-style-name="L1">
      <style:text-properties officeooo:rsid="00393077" officeooo:paragraph-rsid="00393077"/>
    </style:style>
    <style:style style:name="P32" style:family="paragraph" style:parent-style-name="Standard" style:list-style-name="L2">
      <style:text-properties officeooo:rsid="0039d9b5" officeooo:paragraph-rsid="0039d9b5"/>
    </style:style>
    <style:style style:name="P33" style:family="paragraph" style:parent-style-name="Text_20_body">
      <style:paragraph-properties fo:margin-top="0cm" fo:margin-bottom="0cm" loext:contextual-spacing="false" fo:line-height="144%" style:writing-mode="lr-tb"/>
      <style:text-properties fo:font-variant="normal" fo:text-transform="none" fo:color="#000000" style:text-line-through-style="none" style:text-line-through-type="none" style:font-name="Arial" fo:font-size="11pt" fo:font-style="normal" style:text-underline-style="none" fo:font-weight="normal" officeooo:paragraph-rsid="005cb78f" style:text-blinking="false" fo:background-color="transparent"/>
    </style:style>
    <style:style style:name="P34" style:family="paragraph" style:parent-style-name="Text_20_body">
      <style:paragraph-properties fo:margin-top="0cm" fo:margin-bottom="0cm" loext:contextual-spacing="false" fo:line-height="165%" style:writing-mode="lr-tb"/>
      <style:text-properties fo:font-variant="normal" fo:text-transform="none" fo:color="#000000" style:text-line-through-style="none" style:text-line-through-type="none" style:font-name="Arial" fo:font-size="11pt" fo:font-style="normal" style:text-underline-style="none" fo:font-weight="normal" officeooo:rsid="006079aa" officeooo:paragraph-rsid="006079aa" style:text-blinking="false" fo:background-color="transparent"/>
    </style:style>
    <style:style style:name="P35" style:family="paragraph" style:parent-style-name="Text_20_body">
      <style:paragraph-properties fo:margin-top="0cm" fo:margin-bottom="0cm" loext:contextual-spacing="false" fo:line-height="165%" style:writing-mode="lr-tb"/>
      <style:text-properties fo:font-variant="normal" fo:text-transform="none" fo:color="#000000" style:text-line-through-style="none" style:text-line-through-type="none" style:font-name="Arial" fo:font-size="11pt" fo:font-style="normal" style:text-underline-style="none" fo:font-weight="normal" officeooo:rsid="004c10f2" officeooo:paragraph-rsid="00611ace" style:text-blinking="false" fo:background-color="transparent"/>
    </style:style>
    <style:style style:name="P36" style:family="paragraph" style:parent-style-name="Text_20_body">
      <style:paragraph-properties fo:margin-top="0cm" fo:margin-bottom="0cm" loext:contextual-spacing="false" fo:line-height="165%" style:writing-mode="lr-tb"/>
      <style:text-properties fo:font-variant="normal" fo:text-transform="none" fo:color="#000000" style:text-line-through-style="none" style:text-line-through-type="none" style:font-name="Arial" fo:font-size="11pt" fo:font-style="normal" style:text-underline-style="none" fo:font-weight="normal" officeooo:rsid="00516ed8" officeooo:paragraph-rsid="00611ace" style:text-blinking="false" fo:background-color="transparent"/>
    </style:style>
    <style:style style:name="P37" style:family="paragraph" style:parent-style-name="Text_20_body">
      <style:paragraph-properties fo:margin-top="0cm" fo:margin-bottom="0cm" loext:contextual-spacing="false" fo:line-height="165%" style:writing-mode="lr-tb"/>
      <style:text-properties fo:font-variant="normal" fo:text-transform="none" fo:color="#000000" style:text-line-through-style="none" style:text-line-through-type="none" style:text-underline-style="none" style:text-blinking="false" fo:background-color="transparent"/>
    </style:style>
    <style:style style:name="P38" style:family="paragraph" style:parent-style-name="Text_20_body">
      <style:paragraph-properties fo:margin-top="0cm" fo:margin-bottom="0cm" loext:contextual-spacing="false" fo:line-height="165%" style:writing-mode="lr-tb"/>
      <style:text-properties fo:font-variant="normal" fo:text-transform="none" fo:color="#000000" style:text-line-through-style="none" style:text-line-through-type="none" style:text-underline-style="none" officeooo:paragraph-rsid="00611ace" style:text-blinking="false" fo:background-color="transparent"/>
    </style:style>
    <style:style style:name="P39" style:family="paragraph" style:parent-style-name="Text_20_body">
      <style:paragraph-properties fo:margin-top="0cm" fo:margin-bottom="0cm" loext:contextual-spacing="false" fo:line-height="165%" style:writing-mode="lr-tb"/>
      <style:text-properties fo:font-variant="normal" fo:text-transform="none" fo:color="#000000" style:text-line-through-style="none" style:text-line-through-type="none" style:text-underline-style="none" officeooo:rsid="004b22bb" officeooo:paragraph-rsid="006012ab" style:text-blinking="false" fo:background-color="transparent"/>
    </style:style>
    <style:style style:name="P40" style:family="paragraph" style:parent-style-name="Text_20_body">
      <style:paragraph-properties fo:margin-top="0cm" fo:margin-bottom="0cm" loext:contextual-spacing="false" fo:line-height="165%" style:writing-mode="lr-tb"/>
      <style:text-properties fo:font-variant="normal" fo:text-transform="none" fo:color="#000000" style:text-line-through-style="none" style:text-line-through-type="none" style:text-underline-style="none" officeooo:rsid="006012ab" officeooo:paragraph-rsid="006012ab" style:text-blinking="false" fo:background-color="transparent"/>
    </style:style>
    <style:style style:name="P41" style:family="paragraph" style:parent-style-name="Text_20_body">
      <style:paragraph-properties fo:margin-top="0cm" fo:margin-bottom="0cm" loext:contextual-spacing="false" fo:line-height="165%" style:writing-mode="lr-tb"/>
      <style:text-properties fo:font-variant="normal" fo:text-transform="none" fo:color="#000000" style:text-line-through-style="none" style:text-line-through-type="none" style:text-underline-style="none" officeooo:rsid="006079aa" officeooo:paragraph-rsid="006079aa" style:text-blinking="false" fo:background-color="transparent"/>
    </style:style>
    <style:style style:name="P42" style:family="paragraph" style:parent-style-name="Text_20_body">
      <style:paragraph-properties fo:margin-top="0cm" fo:margin-bottom="0cm" loext:contextual-spacing="false" fo:line-height="165%" style:writing-mode="lr-tb"/>
      <style:text-properties fo:font-variant="normal" fo:text-transform="none" fo:color="#000000" style:text-line-through-style="none" style:text-line-through-type="none" style:text-underline-style="none" officeooo:rsid="004c10f2" officeooo:paragraph-rsid="004c10f2" style:text-blinking="false" fo:background-color="transparent"/>
    </style:style>
    <style:style style:name="P43" style:family="paragraph" style:parent-style-name="Text_20_body">
      <style:paragraph-properties fo:margin-top="0cm" fo:margin-bottom="0cm" loext:contextual-spacing="false" fo:line-height="165%" style:writing-mode="lr-tb"/>
      <style:text-properties fo:font-variant="normal" fo:text-transform="none" fo:color="#000000" style:text-line-through-style="none" style:text-line-through-type="none" style:text-underline-style="none" officeooo:rsid="00516ed8" officeooo:paragraph-rsid="00611ace" style:text-blinking="false" fo:background-color="transparent"/>
    </style:style>
    <style:style style:name="P44" style:family="paragraph" style:parent-style-name="Text_20_body">
      <style:paragraph-properties fo:margin-top="0cm" fo:margin-bottom="0cm" loext:contextual-spacing="false" fo:line-height="165%" style:writing-mode="lr-tb"/>
      <style:text-properties officeooo:rsid="004e8235" officeooo:paragraph-rsid="00611ace"/>
    </style:style>
    <style:style style:name="P45" style:family="paragraph" style:parent-style-name="Text_20_body">
      <style:paragraph-properties fo:margin-top="0cm" fo:margin-bottom="0cm" loext:contextual-spacing="false" fo:line-height="165%" style:writing-mode="lr-tb"/>
      <style:text-properties officeooo:rsid="004fe773" officeooo:paragraph-rsid="00611ace"/>
    </style:style>
    <style:style style:name="P4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b5971"/>
    </style:style>
    <style:style style:name="T2" style:family="text">
      <style:text-properties officeooo:rsid="001b7218"/>
    </style:style>
    <style:style style:name="T3" style:family="text">
      <style:text-properties officeooo:rsid="0021a0c1"/>
    </style:style>
    <style:style style:name="T4" style:family="text">
      <style:text-properties officeooo:rsid="0021b75e"/>
    </style:style>
    <style:style style:name="T5" style:family="text">
      <style:text-properties officeooo:rsid="00254087"/>
    </style:style>
    <style:style style:name="T6" style:family="text">
      <style:text-properties officeooo:rsid="0026b788"/>
    </style:style>
    <style:style style:name="T7" style:family="text">
      <style:text-properties officeooo:rsid="0027e96c"/>
    </style:style>
    <style:style style:name="T8" style:family="text">
      <style:text-properties officeooo:rsid="002945c5"/>
    </style:style>
    <style:style style:name="T9" style:family="text">
      <style:text-properties officeooo:rsid="002c9122"/>
    </style:style>
    <style:style style:name="T10"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11" style:family="text">
      <style:text-properties fo:font-variant="normal" fo:text-transform="none" fo:color="#000000" style:text-line-through-style="none" style:text-line-through-type="none" style:font-name="Arial" fo:font-size="11pt" fo:font-style="normal" style:text-underline-style="none" fo:font-weight="normal" officeooo:rsid="004fe773" style:text-blinking="false" fo:background-color="transparent" loext:char-shading-value="0"/>
    </style:style>
    <style:style style:name="T12" style:family="text">
      <style:text-properties fo:font-variant="normal" fo:text-transform="none" fo:color="#000000" style:text-line-through-style="none" style:text-line-through-type="none" style:font-name="Arial" fo:font-size="11pt" fo:font-style="normal" style:text-underline-style="none" fo:font-weight="normal" officeooo:rsid="00516ed8" style:text-blinking="false" fo:background-color="transparent" loext:char-shading-value="0"/>
    </style:style>
    <style:style style:name="T13" style:family="text">
      <style:text-properties fo:font-variant="normal" fo:text-transform="none" fo:color="#000000" style:text-line-through-style="none" style:text-line-through-type="none" style:font-name="Arial" fo:font-size="11pt" fo:font-style="normal" style:text-underline-style="none" fo:font-weight="normal" officeooo:rsid="0053d58d" style:text-blinking="false" fo:background-color="transparent" loext:char-shading-value="0"/>
    </style:style>
    <style:style style:name="T14" style:family="text">
      <style:text-properties fo:font-variant="normal" fo:text-transform="none" fo:color="#000000" style:text-line-through-style="none" style:text-line-through-type="none" style:font-name="Arial" fo:font-size="11pt" fo:font-style="normal" style:text-underline-style="none" fo:font-weight="normal" officeooo:rsid="00557a40" style:text-blinking="false" fo:background-color="transparent" loext:char-shading-value="0"/>
    </style:style>
    <style:style style:name="T15" style:family="text">
      <style:text-properties fo:font-variant="normal" fo:text-transform="none" fo:color="#000000" style:text-line-through-style="none" style:text-line-through-type="none" style:font-name="Arial" fo:font-size="11pt" fo:font-style="normal" style:text-underline-style="none" fo:font-weight="normal" officeooo:rsid="0059acab" style:text-blinking="false" fo:background-color="transparent" loext:char-shading-value="0"/>
    </style:style>
    <style:style style:name="T16" style:family="text">
      <style:text-properties fo:font-variant="normal" fo:text-transform="none" fo:color="#000000" style:text-line-through-style="none" style:text-line-through-type="none" style:font-name="Arial" fo:font-size="11pt" fo:font-style="normal" style:text-underline-style="none" fo:font-weight="normal" officeooo:rsid="00611ace" style:text-blinking="false" fo:background-color="transparent" loext:char-shading-value="0"/>
    </style:style>
    <style:style style:name="T17"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8" style:family="text">
      <style:text-properties officeooo:rsid="00335f6c"/>
    </style:style>
    <style:style style:name="T19"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20" style:family="text">
      <style:text-properties style:text-outline="false" style:text-line-through-style="none" style:text-line-through-type="none" fo:font-style="normal" fo:text-shadow="none" style:text-underline-style="none" fo:font-weight="normal" officeooo:rsid="00335f6c" style:font-style-asian="normal" style:font-weight-asian="normal" style:text-emphasize="none"/>
    </style:style>
    <style:style style:name="T21" style:family="text">
      <style:text-properties style:text-outline="false" style:text-line-through-style="none" style:text-line-through-type="none" fo:font-style="normal" fo:text-shadow="none" style:text-underline-style="none" fo:font-weight="normal" officeooo:rsid="0034d876" style:font-style-asian="normal" style:font-weight-asian="normal" style:text-emphasize="none"/>
    </style:style>
    <style:style style:name="T22" style:family="text">
      <style:text-properties style:text-outline="false" style:text-line-through-style="none" style:text-line-through-type="none" fo:font-style="normal" fo:text-shadow="none" style:text-underline-style="none" fo:font-weight="normal" officeooo:rsid="0036555d" style:font-style-asian="normal" style:font-weight-asian="normal" style:text-emphasize="none"/>
    </style:style>
    <style:style style:name="T23" style:family="text">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text-emphasize="none"/>
    </style:style>
    <style:style style:name="T24" style:family="text">
      <style:text-properties style:text-outline="false" style:text-line-through-style="none" style:text-line-through-type="none" style:font-name="Liberation Serif" fo:font-size="12pt" fo:font-style="normal" fo:text-shadow="none" style:text-underline-style="none" fo:font-weight="normal" officeooo:rsid="0036555d" style:font-size-asian="12pt" style:font-style-asian="normal" style:font-weight-asian="normal" style:font-size-complex="12pt" style:text-emphasize="none"/>
    </style:style>
    <style:style style:name="T25" style:family="text">
      <style:text-properties style:text-outline="false" style:text-line-through-style="none" style:text-line-through-type="none" style:font-name="Liberation Serif" fo:font-size="12pt" fo:font-style="normal" fo:text-shadow="none" style:text-underline-style="none" fo:font-weight="normal" officeooo:rsid="00373a8b" style:font-size-asian="12pt" style:font-style-asian="normal" style:font-weight-asian="normal" style:font-size-complex="12pt" style:text-emphasize="none"/>
    </style:style>
    <style:style style:name="T26" style:family="text">
      <style:text-properties style:text-outline="false" style:text-line-through-style="none" style:text-line-through-type="none" style:font-name="Liberation Serif" fo:font-size="12pt" fo:font-style="normal" fo:text-shadow="none" style:text-underline-style="none" fo:font-weight="normal" officeooo:rsid="00374cb6" style:font-size-asian="12pt" style:font-style-asian="normal" style:font-weight-asian="normal" style:font-size-complex="12pt" style:text-emphasize="none"/>
    </style:style>
    <style:style style:name="T27" style:family="text">
      <style:text-properties style:text-outline="false" style:text-line-through-style="none" style:text-line-through-type="none" style:font-name="Liberation Serif" fo:font-size="12pt" fo:font-style="normal" fo:text-shadow="none" style:text-underline-style="none" fo:font-weight="normal" officeooo:rsid="00393077" style:font-size-asian="12pt" style:font-style-asian="normal" style:font-weight-asian="normal" style:font-size-complex="12pt" style:text-emphasize="none"/>
    </style:style>
    <style:style style:name="T28" style:family="text">
      <style:text-properties style:text-outline="false" style:text-line-through-style="none" style:text-line-through-type="none" style:font-name="Liberation Serif" fo:font-size="12pt" fo:font-style="normal" fo:text-shadow="none" style:text-underline-style="none" fo:font-weight="normal" officeooo:rsid="003c66b5" style:font-size-asian="12pt" style:font-style-asian="normal" style:font-weight-asian="normal" style:font-size-complex="12pt" style:text-emphasize="none"/>
    </style:style>
    <style:style style:name="T29" style:family="text">
      <style:text-properties style:text-outline="false" style:text-line-through-style="none" style:text-line-through-type="none" style:font-name="Liberation Serif" fo:font-size="12pt" fo:font-style="normal" fo:text-shadow="none" style:text-underline-style="none" fo:font-weight="normal" officeooo:rsid="003d6a92" style:font-size-asian="12pt" style:font-style-asian="normal" style:font-weight-asian="normal" style:font-size-complex="12pt" style:text-emphasize="none"/>
    </style:style>
    <style:style style:name="T30" style:family="text">
      <style:text-properties fo:font-weight="bold" style:font-weight-asian="bold" style:font-weight-complex="bold"/>
    </style:style>
    <style:style style:name="T31" style:family="text">
      <style:text-properties fo:font-weight="bold" officeooo:rsid="001b5971" style:font-weight-asian="bold" style:font-weight-complex="bold"/>
    </style:style>
    <style:style style:name="T32" style:family="text">
      <style:text-properties style:font-name="Arial" fo:font-size="11pt" fo:font-style="normal" fo:font-weight="normal"/>
    </style:style>
    <style:style style:name="T33" style:family="text">
      <style:text-properties style:font-name="Arial" fo:font-size="11pt" fo:font-style="normal" fo:font-weight="normal" officeooo:rsid="004b0153"/>
    </style:style>
    <style:style style:name="T34" style:family="text">
      <style:text-properties style:font-name="Arial" fo:font-size="11pt" fo:font-style="normal" fo:font-weight="normal" officeooo:rsid="004c10f2"/>
    </style:style>
    <style:style style:name="T35" style:family="text">
      <style:text-properties style:font-name="Arial" fo:font-size="11pt" fo:font-style="normal" fo:font-weight="normal" officeooo:rsid="004c6780"/>
    </style:style>
    <style:style style:name="T36" style:family="text">
      <style:text-properties style:font-name="Arial" fo:font-size="11pt" fo:font-style="normal" fo:font-weight="normal" officeooo:rsid="004e071c"/>
    </style:style>
    <style:style style:name="T37" style:family="text">
      <style:text-properties style:font-name="Arial" fo:font-size="11pt" fo:font-style="normal" fo:font-weight="normal" officeooo:rsid="0057d6da"/>
    </style:style>
    <style:style style:name="T38" style:family="text">
      <style:text-properties style:font-name="Arial" fo:font-size="11pt" fo:font-style="normal" fo:font-weight="normal" officeooo:rsid="005cb78f"/>
    </style:style>
    <style:style style:name="T39" style:family="text">
      <style:text-properties style:font-name="Arial" fo:font-size="11pt" fo:font-style="normal" fo:font-weight="normal" officeooo:rsid="005d9f33"/>
    </style:style>
    <style:style style:name="T40" style:family="text">
      <style:text-properties style:font-name="Arial" fo:font-size="11pt" fo:font-style="normal" fo:font-weight="normal" officeooo:rsid="005ec8e9"/>
    </style:style>
    <style:style style:name="T41" style:family="text">
      <style:text-properties style:font-name="Arial" fo:font-size="11pt" fo:font-style="normal" fo:font-weight="normal" officeooo:rsid="006012ab"/>
    </style:style>
    <style:style style:name="T42" style:family="text">
      <style:text-properties style:font-name="Arial" fo:font-size="11pt" fo:font-style="normal" fo:font-weight="normal" officeooo:rsid="0053d58d"/>
    </style:style>
    <style:style style:name="T43" style:family="text">
      <style:text-properties style:font-name="Arial" fo:font-size="11pt" fo:font-style="normal" fo:font-weight="normal" officeooo:rsid="0059acab"/>
    </style:style>
    <style:style style:name="T44" style:family="text">
      <style:text-properties style:font-name="Arial" fo:font-size="11pt" fo:font-style="normal" fo:font-weight="normal" officeooo:rsid="00611ace"/>
    </style:style>
    <style:style style:name="T45" style:family="text">
      <style:text-properties style:font-name="Arial" fo:font-size="11pt" fo:font-style="normal" fo:font-weight="normal" officeooo:rsid="006131ab"/>
    </style:style>
    <style:style style:name="T46" style:family="text">
      <style:text-properties officeooo:rsid="0057d6da"/>
    </style:style>
    <style:style style:name="T47" style:family="text">
      <style:text-properties officeooo:rsid="005cb78f"/>
    </style:style>
    <style:style style:name="T48" style:family="text">
      <style:text-properties officeooo:rsid="005d9f33"/>
    </style:style>
    <style:style style:name="T49" style:family="text">
      <style:text-properties officeooo:rsid="00611ace"/>
    </style:style>
    <style:style style:name="T50" style:family="text">
      <style:text-properties officeooo:rsid="004e071c"/>
    </style:style>
    <style:style style:name="T5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aser: </text:span>Alim, Alistair, Tem und wer auch immer versuchen aus dem Angriff der Weißröcke auf den Rebellenstützpunkt zu fliehen. Dabei Rückblick auf Kails Tod und Vorschau darauf, dass Alim jetzt der Au<text:span text:style-name="T1">ß</text:span>erwählte werden wird.</text:p>
      <text:p text:style-name="P1"/>
      <text:h text:style-name="Heading_20_2" text:outline-level="2">Figurensatz: </text:h>
      <text:p text:style-name="P2"/>
      <text:list xml:id="list1004638694" text:style-name="L1">
        <text:list-item>
          <text:p text:style-name="P25"><text:span text:style-name="T46">Feldwebel</text:span> Thorge Peterson, 42 Jahre alt, er war der Sohn eines Bauern in der östlichen Steppe Holms. Er hat die Unterdrückung und Willkür der Magier live erlebt. Sein Dorf wurde von einem Turm Überragt, der eigentlich für Regen und milde Winter sorgen sollte, doch wenn die Dörfler nicht sputeten zerstörte er mit Hagel die Ernte. Dadurch litten die Dörfler fast ständig Not in einem besonders harten Winter starb seine kleine Schwester. Das war für Thorge der Schlussstrich. Er verließ sein Dorf um seiner Familie nicht zur Last zu fallen und ging zu den Rebellen. Er wird aber nicht von Rache oder Hass angetrieben, er ist einfach nur davon überzeugt, dass es so nicht weiter gehen kann und sich etwas ändern muss. Er dient schon seit über 20 Jahren als Soldat beim schwarzen Orden und war an vielen Manövern beteiligt, hauptsächlich bei Versorgungszügen, die Dörfern wie seinem Saatgut und Essen zukommen ließen.</text:p>
        </text:list-item>
        <text:list-item>
          <text:p text:style-name="P26"><text:span text:style-name="T17">Gefreiter</text:span><text:bookmark text:name="docs-internal-guid-fe3feba0-9580-b7df-ac50-58705c0e51ee"/><text:span text:style-name="T17"> Darnel Fementi und </text:span>Gefreiter <text:span text:style-name="T17">Gabrial Grevis sind beides Rebellenkinder und beide 21, sie sind in der Rebellion geboren und kennen nichts anderes als geheime Lager und rumziehende Trupps. Sie sind noch nie einem Magier begegnet, sind aber früh zur kämpfenden Truppe gekommen und haben durchaus Erfahrung mit Weißröcken. Sie haben durch die fehlende persönliche Beziehung keinen wirklich ideologischen Antrieb. Sie sind sehr stark in dem Konzept „Wir“ gegen „Die“ verwurzelt und wollen einfach nur siegen.</text:span></text:p>
        </text:list-item>
        <text:list-item>
          <text:p text:style-name="P27">Fähnrich Revan Sohn der Sipar, <text:span text:style-name="T18">25,</text:span> ist der jüngste Sohn des <text:span text:style-name="T19">Bahadur </text:span><text:span text:style-name="T20">Sipar und gehört zur Garde des Auserwählten. Diese Ehre ist ihm erst vor kurzem zu Teil geworden, er hatte mit Kail selbst wenig zu tun, aber er unterstand Alistair, von dem er große Stücke hielt. </text:span><text:span text:style-name="T21">Revan ist nicht direkt als Rebellenkind aufgewachsen, sein Clan lebt im Ostwald und wird dort von den Magiern nicht wirklich belästigt, aber bei den Tiefland-Clans ist der Wunsch nach Unabhängigkeit noch sehr stark </text:span><text:span text:style-name="T22">genauso wie das Gefühl von ritterlicher Ehre bei den Nachkommen der </text:span><text:span text:style-name="T19">Bahadur. </text:span><text:span text:style-name="T22">Die Raa und Maanraa sind zwar entmachtet worden, doch die Clanstruktur bei der Bevölkerung ist geblieben. Revan ist mit den Heldengeschichten seiner Ahnen aufgewachsen und nahm sie viel wörtlicher, als seine Brüder. Er will die Welt retten und hat dabei seine ganze Hoffnung in Kail und die Rebellion gesetzt. Er ist ein fähiger Soldat, ruhig und vernünftig, sehr pflichtgetreu und vor allem ein Beschützer. Er würde niemanden im Stich lassen. Doch Kails Tod zerstört seine gesamte Weltordnung.</text:span></text:p>
        </text:list-item>
        <text:list-item>
          <text:p text:style-name="P24"><text:span text:style-name="T24">T</text:span><text:span text:style-name="T25">obias </text:span><text:span text:style-name="T19">Conrad</text:span><text:span text:style-name="T25">son, 37, ist Waffenschmied beim schwarzen Orden und auf das anfertigen feiner Bauteile für die Bewahrer spezialisiert. Er war einst Schmiedgeselle in einem Dorf im Tiefland vor dem Kahan. Er hatte sich in ein Bauernmädchen verliebt, und wollte sie nach Abschluss seiner Lehre heiraten. Doch durch das Dorf zog eine Gruppe junger Magier im Sabbatjahr, die sich durch die Schenken soffen und die Mädchen </text:span><text:span text:style-name="T26">belästigten.</text:span><text:span text:style-name="T25"> </text:span><text:span text:style-name="T26">Einer davon machte sich an Tobias Freundin ran und vergewaltigte sie dann auch recht brutal. Das Mädchen kam damit nicht klar und nahm sich kurz darauf das Leben. Tobias versuchte damit zu leben, doch auf der Walz zog er durch zig Dörfer in denen er durch seine Erlebnisse geprägt ständig derartiges Unrecht zu sehen glaubte. Als er in einer Schenke einen reisenden Magier traf, ging er in Konfrontation und bekam eins drauf. In blinder Rachsucht überfiel er den Magier in einer Gasse und erschlug ihn. Als Mörder gesucht musste er untertauchen und kam so zum Orden. Er vertritt die Meinung, dass alle Probleme ohne die Magier leichter zu lösen wären und will so viele wie möglich von ihnen töten. </text:span></text:p>
        </text:list-item>
        <text:list-item>
          <text:p text:style-name="P28"><text:span text:style-name="T23">Selah wurde mit ihrem Mann und ihren zwei kleinen Töchtern von ihrem Hof vertrieben, weil der Pächter (ein Magier) ein besseres Angebot für das Land bekommen hatte. Mittellos sind sie damals zu einem Heiligtum der Dreifachen gezogen, weil ihr Mann sehr gläubig </text:span><text:soft-page-break/><text:span text:style-name="T23">war. Dort trafen sie auf Priesterinnen des Ordens und wurden in den Tross der Rebellen aufgenommen. Sie arbeiteten in der Versorgung der Truppen bis ihr Mann starb. Ihre Töchter heirateten innerhalb der Rebellion. </text:span><text:span text:style-name="T28">Sie ist verbittert, aber nicht auf die Magier fixiert, sondern auf die Obrigkeit. Sie geht davon aus, dass jeder Mensch mit Macht die Schwächeren tyrannisieren würde, auch die Königserben. Sie sieht im Kail einen Gesandten der Dreifachen, der nicht einfach nur andere an die Macht bringen wird, sondern eine göttliche Gleichheit und Gerechtigkeit.</text:span></text:p>
        </text:list-item>
        <text:list-item>
          <text:p text:style-name="P29">Alva ist 17 und Selahs Enkelin, sie ist in der Rebellion geboren und ein fleißiges und braves Mädchen, doch auch recht einfältig. Sie verliebte sich in Johle, einen jungen Soldaten, der mit ihren Tross zog. Sie hat gesehen, dass das Haus in dem er stationiert war brannte, als sie mit ihrer Großmutter und Tobias floh, daher geht sie davon aus, dass Johle tot ist. Für sie bricht gerade die gesamte bekannte Welt zusammen.</text:p>
        </text:list-item>
        <text:list-item>
          <text:p text:style-name="P30"><text:span text:style-name="T23">Haris , 32, </text:span><text:span text:style-name="T29">Bewahrer, </text:span><text:span text:style-name="T23">ewige Jungfrau, ist von der Magie fasziniert und obwohl er zur Rebellion gehört nicht davon überzeugt, dass Magier an sich schlecht wären. Er hat bei einer Undercovermission zwei Jahre unter Magiern gelebt </text:span><text:span text:style-name="T27">und auch Freundschaften mit ihnen geschlossen. Er glaubt dass die aktuelle Lage ein rein politisches Problem wäre und der Konflikt sich legen würde, sobald die Königserben wieder an der Macht wären. Er ist sehr schlau, aber auch etwas naiv. Er glaubt, dass Dinge immer logisch wären und weil etwas vernünftig ist, es auch so passieren würde.</text:span></text:p>
        </text:list-item>
        <text:list-item>
          <text:p text:style-name="P31"><text:span text:style-name="T27">M</text:span><text:span text:style-name="T23">inja, 29, sie gehört zum Rat der Iwari, vertritt dort aber eine recht unbedeutende Familie und ist auch gar nicht davon überzeugt, dass die Übernahme der Herrschaft eine gute Idee ist. Sie selbst hat Iwari nie gesehen, ihr ganzes Leben hat sie in einem Dorf im Tiefland von Cornelle verbracht und mit dem Orden recht wenig zutun gehabt. Ihr Vater war eigentlich das Oberhaupt der sich um die Angelegenheiten des Rates und der Königserben gekümmert hat. Doch sie war seine Erstgeborene, ihre Mutter starb bei der Geburt und ihr Vater hat erst spät wieder geheiratet. Ihre Halbbrüder sind noch klein und ihr Vater inzwischen gebrechlich, daher musste sie vor zwei Jahren die Ratsfunktion übernehmen, findet sich in diese Rolle aber nicht so richtig rein. Sie glaubt in diesem Angriff nun sinnlos und unschuldig sterben zu müssen, weil es ja nicht um ihre Sache geht.</text:span></text:p>
        </text:list-item>
      </text:list>
      <text:p text:style-name="P2"/>
      <text:p text:style-name="P2"><text:span text:style-name="T31">S</text:span><text:span text:style-name="T30">etting: </text:span><text:span text:style-name="T2">Angriff der Weißröcke auf die Vollversammlung der Rebellen. Eine, am Rand der Schlacht gelegene Wachstation, im Haus des Schmiedes.</text:span></text:p>
      <text:p text:style-name="P2"/>
      <text:p text:style-name="P2"><text:span text:style-name="T30">Pointe:</text:span> <text:span text:style-name="T2">Sehr zufällige und unterschiedliche Personen verschanzen sich im Haus des Schmieds, sie diskutieren Kails Tod und die Umstände des Angriffs, während sie versuchen irgendwie zu überleben und immer wieder angegriffen werden. Dann wird ihnen sogar das Dach über dem Kopf angezündet und sie glauben bereits tot zu sein, da erscheint Alim mit Alistair, Tem und dem Bewahrer (Name nachschlagen), entsetzen das Haus und retten den Leuten das leben, dann verschwinden sie im Wald. Die Leute glauben zuerst es wäre der auferstandene Kail, erst im letzten Satz kommt jemand auf die Idee es könnte Alim sein.</text:span></text:p>
      <text:p text:style-name="P2"/>
      <text:h text:style-name="Heading_20_2" text:outline-level="2">Ablauf der Ereignisse:</text:h>
      <text:p text:style-name="P9"/>
      <text:list xml:id="list79144960" text:style-name="L2">
        <text:list-item>
          <text:p text:style-name="P32">Peterson, Fementi und Grevis sind in der Hütte des Gerbers am Waldrand stationiert um die Schneise des Baches zu übermachen über die Truppen kommen könnten.</text:p>
        </text:list-item>
        <text:list-item>
          <text:p text:style-name="P32">Sie entdecken die Weißröcke im Wald und Fermenti wird losgeschickt um Alarm zu schlagen, doch es ist zu spät, das Dorf ist bereits überrant und Fermenti wird schwer verletzt. </text:p>
        </text:list-item>
        <text:list-item>
          <text:p text:style-name="P32">Tobias, Selah und Alva versuchen aus dem Dorf zu fliehen und finden dabei Fermenti, er sagt ihnen dass es in der Gerberhütte noch Kämpfende gibt und wird von Tobias und den Frauen dort hin geschleppt. Durch den Transport verliert er das Bewusstsein.</text:p>
        </text:list-item>
        <text:list-item>
          <text:p text:style-name="P32"><text:soft-page-break/>Revan rettet Haris und Minja aus dem Ratshaus und schlägt sich mit ihnen bis zum Dorfrand durch, auf dem freien Feld zwischen Dorf und Gärberhütte werden sie aber ins Kreuzfeuer genommen. Peterson und Grevis kommen ihnen zu Hilfe und die Drei retten sich in die Hütte.</text:p>
        </text:list-item>
        <text:list-item>
          <text:p text:style-name="P32">Die Gruppe stellt fest, dass der Auserwählte tot ist, der Orden im Dorf völlig vernichtet und ein Rückzug in den Wald unmöglich, weil dort Truppen lauern. Sie planen einen Ausfall können sich aber nicht einigen, ob sie ins Dorf hin angreifen um sich dort mit stärkeren Einheiten zu verbinden, oder ob sie in den Wald ausbrechen um vielleicht zu entkommen. </text:p>
        </text:list-item>
        <text:list-item>
          <text:p text:style-name="P32">Da taucht Alim mit Gefolge auf und nutzt die Hütte als Deckung um die Reihen im Wald aus der Bewegung anzugreifen, dabei mobilisiert er den versprengten Haufen und bricht mit ihnen durch die Belagerung. </text:p>
        </text:list-item>
        <text:list-item>
          <text:p text:style-name="P32">Im Wald trennen sich sie Wege der Trupps wieder, weil Alim und seine Leute beritten sind und die Leute aus der Hütte nicht.</text:p>
        </text:list-item>
        <text:list-item>
          <text:p text:style-name="P32">Zurück bleibt ein verwirrter Haufen, der sich nicht sicher ist, was da gerade passiert ist.</text:p>
        </text:list-item>
      </text:list>
      <text:p text:style-name="P3"/>
      <text:h text:style-name="Heading_20_2" text:outline-level="2">Rohfassung:</text:h>
      <text:p text:style-name="P14">„<text:span text:style-name="T32">Scheiße, Scheiße, Scheiße!“ Der Handschuh des Feldwebels traf Grevis mitten ins Gesicht.</text:span></text:p>
      <text:p text:style-name="P14">„<text:span text:style-name="T47">Feuern, nicht jammern, Gefreiter!</text:span><text:span text:style-name="T32">“, fauchte der Alte und stopfte eilig die lange Flinte. Grevis riss sich von dem schmalen Schlitz im zugenagelten Fenster los und tastete mit tauben Fingern nach dem Pulverhorn.</text:span></text:p>
      <text:p text:style-name="P14">„<text:span text:style-name="T32">Mit dem Teufel ...“ </text:span><text:span text:style-name="T37">Feldwebel</text:span><text:span text:style-name="T32"> Peterson </text:span><text:span text:style-name="T38">schoss</text:span><text:span text:style-name="T32"> hoch, ließ das Schrot von oben auf die staubverhangene Gasse prasseln. Er traf keinen, doch das blaue Feuer erstarb, als sich die Männer in weißen Mänteln an die Wände drückten.</text:span></text:p>
      <text:p text:style-name="P14">„<text:span text:style-name="T32">Sie müssen es nur noch bis zu den Bottichen schaffen!“, schrie Peterson und riss Grevis die halb geladene Waffe aus den Händen. Grevis nickte, schnappte wie ein ertrinkender nach Luft und packte die noch qualmende Flinte des Feldwebels. Sie hatten Verstärkung erwartet. Zwei ganze Fähnlein standen im Dorf, doch über die Brache mit verätztem Gestrüpp schleppten sich nur der Schmied mit Petersons eigenem Gefreiten auf dem Buckel und zwei Weiber.</text:span></text:p>
      <text:p text:style-name="P14">„<text:span text:style-name="T32">Mit dem Teufel ...“, fluchte Peterson erneut. Nur noch zwei Klafter trennten die Leute von den schweren Gerberbottichen. Peterson feuerte erneut.</text:span></text:p>
      <text:p text:style-name="P33"><office:annotation office:name="__Annotation__2745_2520213417"><dc:creator>Unbekannter Autor</dc:creator><dc:date>2017-11-14T10:13:46.638499558</dc:date><text:p text:style-name="P46"><text:span text:style-name="T51">Hier ist der Bezug durchgehend falsch, aber ich bekomme es nicht hin, dass es „richtig“ UND „schön“ ist.</text:span></text:p></office:annotation>Aus dem niedrigen Unterholz tauchte der kahle Schädel des Schmieds auf, <text:span text:style-name="T47">man konnte</text:span> glaub<text:span text:style-name="T47">en</text:span> die dicken Adern darauf pulsieren zu sehen. Er hatte den schlaffen Arm von Fementi im Nacken, der Gefreite stolperte mit hängendem Kopf vorwärts. Peterson konnte nicht sagen ob er überhaupt bei Bewusstsein war.<office:annotation-end office:name="__Annotation__2745_2520213417"/> Die Weiber klammerten sich aneinander, überholten den Schmied auf dem kurzen Grasstreifen vor dem Gerberfeld und kreischten schrill, als vom Wald her blaue Blitze nach ihnen zuckten. Grevis feuerte, die Flinte quer über Petersons Arme gelegt, um zu den Schatten unter den Bäumen zu zielen. Der Lauf versengte Petersons Uniformärmel. Der <text:span text:style-name="T46">Feldwebel</text:span> zuckte zurück, sah den jungen Gefreiten an seiner Seite wütend an, doch als sich ihre Blicke trafen wurde die Miene des alten Schleifers milder und er nickte anerkennend. Etwas schlug schwer gegen die Tür und beide sprangen auf. </text:p>
      <text:p text:style-name="P33">Die Tür war doppelt verstärkt und die <text:span text:style-name="T48">s</text:span>chweren Riegel in den Stein des Bodens versenkt. Man brauchte das Gewicht eines Mannes um sie hoch zu hieven. Peterson drückte sich an die Wand, <text:soft-page-break/>zog das Messer aus dem Gürtel, während Grevis sich in die Riemen hing und die Tür einen Spalt breit öffnete.</text:p>
      <text:p text:style-name="P18">Der Schmied war schnaufend zu Boden gesunken, Gefreiter Fementi lag seltsam verdreht daneben, die dunkle Uniform glänzte feucht, doch er bewegte die Lippen, wie ein Fisch der an Land nach Luft zu schnappen versucht. Peterson schob die Tür mit dem Fuß weiter auf, duckte sich in den blassen Schatten, den der nächstgelegene Bottich warf und zog den Schmied in die Hütte. Bevor er nach Fementi greifen konnte, drängten sich die Weiber durch den Spalt. Ein blauer Blitz krachte gegen einen der Bottiche, es blieb ein seltsames Zischen in der Luft und Peterson duckte sich, als mit gehöriger Verspätung der dicke Fassreifen aufsprang und Splitter der Dauben auf ihn niederregnen ließ.</text:p>
      <text:p text:style-name="P14">“<text:span text:style-name="T32">Darnel!”</text:span></text:p>
      <text:p text:style-name="P18">Die Tür rastete mit einem tiefen krachen wieder ein als Grevis absprang und neben dem bewusstlosen Gefreiten in die Knie ging.</text:p>
      <text:p text:style-name="P14">“<text:span text:style-name="T32">Darnel!”, rief er erneut und rüttelte den regungslosen Körper. </text:span><text:span text:style-name="T39">U</text:span><text:span text:style-name="T32">nter dem Druck seiner Hände quoll Blut aus dem dunklen Wollstoff der Uniform und färbte seine Haut in sattes Rot.</text:span></text:p>
      <text:p text:style-name="P14">“<text:span text:style-name="T32">Auf den Posten, Gefreiter!”, donnerte der </text:span><text:span text:style-name="T39">F</text:span><text:span text:style-name="T37">eldwebel</text:span><text:span text:style-name="T32"> und schob den Grünschnabel zur Seite. Thorge Peterson diente seit zwanzig Jahren, in all der Zeit waren ganze Hundertschaften neben ihm verreckt, doch abfinden konnte er sich damit nicht. Mit geübtem Griff schnitt er die Uniformjacke auf, das Hemd darunter schwamm in Blut.</text:span></text:p>
      <text:p text:style-name="P14">“<text:span text:style-name="T32">Den Unterrock!”, verlangte er mit festem Blick zu dem jungen der beiden Weiber, doch </text:span><text:span text:style-name="T39">diese</text:span><text:span text:style-name="T32"> schien ihn gar nicht zu hören, von Krämpfen geschüttelt lag sie in den Armen der massigen Matrone und schrie zum erbarmen. Der Schmied war geistesgegenwärtiger. Die </text:span><text:span text:style-name="T39">J</text:span><text:span text:style-name="T32">unge brüllte schrill, die Augen groß, wohl das Schlimmste erwartend, als sie der Schmied am Knöchel packte, zu sich heranzog und den Unterrock mit einem lauten Reißen unter dem verdreckten Kleid hervor holte.</text:span></text:p>
      <text:p text:style-name="P14">“<text:span text:style-name="T32">Mit dem Teufel …”</text:span></text:p>
      <text:p text:style-name="P18">Peterson hätte aus drei Unterröcken nicht genug Verband für das Loch in Fementis Seite machen können, doch der junge Gefreite bewies einen Kampfeswillen, den der Alte ihm nicht zugetraut hätte. Die mit Rot überflutete Brust hob und senkte sich in flachen, doch <text:span text:style-name="T48">regelmäßigen</text:span> Zügen, unter den geschlossenen Augenlidern zuckten wild die Pupillen, als würden sie nach Hilfe suchen. Peterson zog den Verband fest, bettete den Kopf des Verletzten auf seiner eigenen Uniformjacke.</text:p>
      <text:p text:style-name="P18">Grevis hockte in der Ecke an der Schießscharte, doch seine Flinte lag ungeladen auf dem Boden und sein Blick klebte an dem <text:span text:style-name="T48">Verletzten.</text:span></text:p>
      <text:p text:style-name="P14"><text:span text:style-name="T32">„Grevis, verflucht!”</text:span></text:p>
      <text:p text:style-name="P18">Doch der Gefreite schüttelte nur den Kopf.</text:p>
      <text:p text:style-name="P14"><text:span text:style-name="T32">„Was ist passiert, Feldwebel? Wird die Verstärkung kommen?”</text:span></text:p>
      <text:p text:style-name="P14"><text:span text:style-name="T32">„Nein”, antwortete ihm der tiefe Bass des Schmieds. „Das Dorf ist überrannt. Als der erste Bote den Angriff meldete, brannte bereits das Ratshaus.”</text:span></text:p>
      <text:p text:style-name="P14"><text:soft-page-break/><text:span text:style-name="T48">„Und die Versammlung</text:span><text:span text:style-name="T32">? </text:span><text:span text:style-name="T39">Der Rat?</text:span><text:span text:style-name="T32">” Petersons schwielige Hände, die ihn noch in keinem Gefecht im Stich gelassen hatten, begannen zu zittern.</text:span></text:p>
      <text:p text:style-name="P15"><text:span text:style-name="T32">„Der Auserwählte?”, fragte Grevis. Der Schmied senkte den Blick.</text:span></text:p>
      <text:p text:style-name="P15">“<text:span text:style-name="T32">Ich sah nur </text:span><text:span text:style-name="T39">Ratsherrin Adaia</text:span><text:span text:style-name="T32">”, die massige Hand des Schmieds ballte sich zu einer Faust. “Sie haben sie mit zwei Dutzend anderen zum Waldrand gebracht. Da war ein Magier, in rotem Mantel, beritten. Er zeigte auf </text:span><text:span text:style-name="T39">sie</text:span><text:span text:style-name="T32"> und drei weitere, die wurden dann in Ketten geschlagen und weggeführt, die anderen …” Die Faust schepperte dröhnenend gegen die Mauer.</text:span></text:p>
      <text:p text:style-name="P15"><text:span text:style-name="T32">„</text:span><text:span text:style-name="T39">Dann leben sie! Sie wurden nur gefangen genommen.“ In Grevis hoffnungsvoller Stimme lag </text:span><text:span text:style-name="T40">auch </text:span><text:span text:style-name="T39">eine Frage, </text:span><text:span text:style-name="T40">doch keiner der </text:span><text:span text:style-name="T41">Männer</text:span><text:span text:style-name="T40"> war bereit ihm darauf eine Antwort zu geben.</text:span></text:p>
      <text:p text:style-name="P15"><text:span text:style-name="T40">„Der Magier war ein Kommisär, </text:span><text:span text:style-name="T41">ein Rebellenjäger“, sprach es die alte Matrone aus. Sie rüttelte das noch immer schluchzende junge Ding und versetzte ihm eine schallende Ohrfeige.</text:span></text:p>
      <text:p text:style-name="P39"><text:span text:style-name="T41">„Jetzt ist es genug, Alva. Dein Johle war ein Taugenichts, wenn er in seinen letzten Stunden auch nur einen der Weißröcke ins Reich der Geister geschickt hat, </text:span><text:span text:style-name="T34">hat er mehr geleistet, als in seinem ganzen restlichen Leben.“</text:span></text:p>
      <text:p text:style-name="P40"><text:span text:style-name="T34">Z</text:span><text:span text:style-name="T32">erschlagen doch ohne einen Klagelaut rappelte sich die Alte auf, strich die dich Kleider zurecht und zerrte auch das Mädchen mit festem Griff hoch.</text:span></text:p>
      <text:p text:style-name="P40"><text:span text:style-name="T32">„Unsere Anführer sind in der Hand der Magier, aber wir noch nicht und da sie das Dorf noch nicht in Schutt und Asche gelegt haben zeigt, dass sie den Auserwählten noch nicht gefunden haben. Unser Dienst ist also noch nicht beendet.“ </text:span></text:p>
      <text:p text:style-name="P41"><text:span text:style-name="T32">Die Hütte hatte einst dem Gerber gehört, doch als die Rebellion beschlossen hatte in diesem Dorf ihre Hauptversammlung abzuhalten, war sie von innen zu einem kleinen Bunker ausgebaut worden. Ein Außenposten, der magischen Geschossen, genauso wie Kugeln und Bolzen Widerstand leisten konnte, von außen aber immer noch wie eine verfallene Hütte aussah. </text:span></text:p>
      <text:p text:style-name="P34">Peterson sah durch die Schießscharte zum Dorf hinunter. Dichte Staubwolken und Rauch zogen wie Nebelschwaden durch die Gassen. Sie hatten gewusst, dass man sie suchte, sie hatten sich darauf vorbereitet, wie die Hasen Hacken geschlagen, falsche Spuren gelegt … Peterson spürte einen Klos im Hals, das da draußen roch nach Verrat.</text:p>
      <text:p text:style-name="P34">„Aber Frau Selah ...“, versuchte es der Schmied resigniert.</text:p>
      <text:p text:style-name="P34">„Aber was, Tobias?“, unterbrach ihn die Alte und stemmte die Arme in die Seiten. „Sollen wir den Jungen da auf dem Boden verbluten lassen? Wie das Gör den Gefallenen nachweinen und warten bis man auch uns holt?“</text:p>
      <text:p text:style-name="P44"><text:span text:style-name="T10">Frau Selah war das Aufgeben nicht gewöhnt. Sie hatte nicht aufgegeben als der Pächter sie und ihren Mann mit zwei kleinen Töchtern – die eine kaum der Brust entwöhnt – vom Hof gejagt hatte. Sie hatte nicht aufgegeben, als die Betschwestern vom Tempel der Dreifachen meinten keinen Platz für sie zu haben. Sie hatte nicht aufgegeben, als der Flüchtlingstross drei Tage und Nächte </text:span><text:soft-page-break/><text:span text:style-name="T10">durchma</text:span><text:span text:style-name="T15">r</text:span><text:span text:style-name="T10">schieren musste, um einem Suchtrupp der </text:span><text:span text:style-name="T16">Rebellenjäger</text:span><text:span text:style-name="T10"> zu entgehen und sie hatte nicht aufgegeben, als sie vor die Au</text:span><text:span text:style-name="T15">f</text:span><text:span text:style-name="T10">gabe gestellt wurde mit einem Sack Rüben und zwei Sack Gerste </text:span><text:span text:style-name="T11">zwei Hundertschaften satt zu bekommen. </text:span></text:p>
      <text:p text:style-name="P35"><text:span text:style-name="T50">„Alva Mädchen! Komm, mach Feuer unter dem Kessel, wir müssen Verbände auskochen.“ Sie schlug die Decke von einer der schmalen Pritschen zurück, zog eine Schürze aus dem Stoffbündel, den sie um den Bauch gewickelt hatte und eine Haube. Half den Verletzten hoch zu hiefen, krämpelte die Ärmel hoch und machte sich an die Arbeit, im Takt einer Litanei zu ehren der Dreifachen. Alva fügte sich, kochte Wasser auf, riss Stoff zu Verbänden. Schweigend feldelte sie der Alten immer wieder die Nadel auf und sah weg, als diese damit im Bauch des Gefreiten Fementi fuhrwerkte. </text:span></text:p>
      <text:p text:style-name="P45"><text:span text:style-name="T10">Grevis saß zitternd am Feuer, starrte zu seinem Freund hinüber, in dessen Eingeweiden Frau Selahs faltige Arme bis zum Ellbogen zu verschwinden schienen. </text:span><text:span text:style-name="T12">Was sein Kamerad an Kampfeswillen zeigte, schien Grevis zu verlieren. Wie der Verletzte war er weiß wie ein Bäckersgeselle, starrte nur, schwieg. Peterson hatte sie oft tönen hören, dass sie in der selben Nacht geboren wären, er hatte immer gedacht, dass sie zumindest gleich Grün hinter den Ohren wären und Leichtsinnig für vier. Doch als sie die Weißen im Wald entdeckt hatten, waren die </text:span><text:span text:style-name="T16">Jungspunde</text:span><text:span text:style-name="T12"> erstaunlich vernünftig geblieben, sie waren ohne Dummheiten zurückgekommen, hatten Meldung gemacht. Das Signalfeuer entzündet und als kein Horn geantwortet hatte, war Fementi zum Dor</text:span><text:span text:style-name="T14">f</text:span><text:span text:style-name="T12"> los. </text:span></text:p>
      <text:p text:style-name="P36">„Er hat uns vor einem der Weißen gerettet“, erzählte der Schmied. „Da hat er noch nicht so geblutet, aber aufstehen konnte er nicht. Seine letzte Kugel hat er dem Mitkerl in den Kopf gejagt, wie beim Zielschießen. Konnte ihn da doch nicht so liegen lassen. Wünschte wir hätten mehr <text:span text:style-name="T49">tun können</text:span>.“ </text:p>
      <text:p text:style-name="P36">Seine riesige Faust sauste wie ein Hammer in die offene <text:span text:style-name="T49">Linke</text:span>. </text:p>
      <text:p text:style-name="P36">„Hätten sie ausrotten sollen. Schon viel früher.“</text:p>
      <text:p text:style-name="P43"><text:span text:style-name="T40">„</text:span><text:span text:style-name="T42">Das Böse kann man nicht ausrotten. </text:span><text:span text:style-name="T43">E</text:span><text:span text:style-name="T42">s wächst nach. In allen Menschen, egal ob sie magiebegabt sind oder nicht. Nur das Licht unserer dreifachen Herrin kann das Böse vertreiben. Die Flut kommt und mit ihr die Stunde des Auserwählten.“ </text:span><text:span text:style-name="T43">Den Worten der alten Selah folge Schweigen.</text:span></text:p>
      <text:p text:style-name="P38"><text:span text:style-name="T40">P</text:span><text:span text:style-name="T44">eterson lud eine weitere Flinte, sah hinaus auf das viel zu ruhige Dorf.</text:span><text:span text:style-name="T32"> Die Luft schmeckte metallisch, als ob einem ein alter Pfennig im Hals stecken würde. Ob es an dem geschmolzenen Fassreifen lag, oder an der Magie die vom Dorf her</text:span><text:span text:style-name="T44">unter wehte</text:span><text:span text:style-name="T32">? Peterson zog die Luft durch die Nase ein, schnüffelte nach diesem seltsamen Geruch, den er noch vom Hof seines Vaters kannte. Der </text:span><text:span text:style-name="T44">magische </text:span><text:span text:style-name="T32">Turm hatte gleich hinter dem Wäldchen gestanden, wie aus einem Märchen entsprungen; rote, scharfkantige Ziegel, die sich ohne Mörtel in die Höhe schraubten, an der </text:span><text:soft-page-break/><text:span text:style-name="T32">Spitze seltsam gebogene Mühlenflügel. Sein Großvater, der seine Enkel nicht mehr erkannte, hatte immer erzählt wie der Turm erbaut wurde, wie sie alle gefeiert hatten. Magie! Der Turm drehte sich und im heißesten Sommer fiel Regen auf die Felder </text:span><text:span text:style-name="T44">– </text:span><text:span text:style-name="T32">nur auf die Felder, den die Dorfstraße sollte ja nicht aufweichte. Der Turm machte milde Winter und lenkte den schneidenden Wind um, der sonst die Dächer abdeckte. Der Großvater konnte gut erzählen, denn der Turm hatte bereits ein Zeitalter lang gestanden, als der Großvater geboren wurde. Der alte Narr hatte sich nur an die schönen Geschichten seines eigenen Großvaters erinnert, denn zu seiner Zeit ließ der Turm bereits Gewitter auf den Dorfplatz hernieder, wenn sich der Dorfrat dort versammelt</text:span><text:span text:style-name="T45">e</text:span><text:span text:style-name="T32"> </text:span><text:span text:style-name="T45">–</text:span><text:span text:style-name="T32"> nur auf den Platz, den die Speicher sollten ja keinen Schaden nehmen. In der Zeit an die sich Peterson und alle die er kannte erinnern konnten, tat der Turm nur das, was der Herr Magister wollte. Eine Knute, </text:span><text:span text:style-name="T45">fünfzehn</text:span><text:span text:style-name="T32"> Klafter hoch, um nicht nur ein Dorf, sondern die ganze Gegend zu knechten.</text:span></text:p>
      <text:p text:style-name="P15">„<text:span text:style-name="T32">Das Wetter ist launisch in Holm, doch zumindest unterliegt es nur dem Willen der Dreifachen und nicht den Launen eines Tyrannen“, hatte Walter Gregorson im Suff mal gesagt und in der nächsten Nacht hatte Hagel seinen Raps niedergemäht. Thorge Peterson war da noch ein Hosenscheißer </text:span><text:span text:style-name="T45">gewesen</text:span><text:span text:style-name="T32">, er hatte es nicht glauben können und war durch den sonnigen Julitag zu den Feldern gerannt. Da hatte er es zum ersten mal gerochen, die Fetzen von unnatürlichen grauen Wolken hatten noch tief über dem Feld gehangen, kein Getier war zu hören gewesen, das Wasser der schmelzenden Hagelkörner, so groß wie Kinderfäuste, bildete Rinnsale im Staub der Wege.</text:span></text:p>
      <text:p text:style-name="P15"><text:span text:style-name="T32"/></text:p>
      <text:p text:style-name="P15"><text:span text:style-name="T32"/></text:p>
      <text:p text:style-name="P15"><text:span text:style-name="T32"/></text:p>
      <text:p text:style-name="P16"><text:span text:style-name="T33">E</text:span><text:span text:style-name="T32">in hallendes Klatschen, und das zum Hintergrundgeräusch verkommene Lamentieren des Mädchens brach jeh ab.</text:span></text:p>
      <text:p text:style-name="P16"><text:span text:style-name="T34"/></text:p>
      <text:p text:style-name="P17"><text:span text:style-name="T32">Steif und zerschlagen rappelte sich die Alte auf, mit z</text:span><text:span text:style-name="T35">usammengekniffenen Augen sondierte sie den kargen Raum, nickte dann abschätzig und Peterson hatte das komische Gefühl gerade an Befehlsgewalt verloren zu haben.</text:span></text:p>
      <text:p text:style-name="P17"><text:span text:style-name="T35">„Wollt ihr den Jungen auf dem Boden liegen lassen?“, fragte sie </text:span><text:span text:style-name="T36">spitz</text:span><text:span text:style-name="T35"> und deckte eine der schmalen Pritschen auf. </text:span><text:span text:style-name="T36">„Alva Mädchen! Komm endlich hoch und mach Feuer unter dem Kessel, wir müssen Verbände auskochen.“</text:span></text:p>
      <text:p text:style-name="P17"><text:span text:style-name="T36"/></text:p>
      <text:p text:style-name="P22"><text:span text:style-name="T11"/></text:p>
      <text:p text:style-name="P19">Sie zog eine Schürze aus dem Stoffbündel, den sie um den Bauch gewickelt hatte und eine Haube, krämpelte die Ärmel hoch und machte sich an die Arbeit, im Takt einer Litanei zu ehren der Dreifachen. Alva fügte sich, kochte Wasser auf, riss Stoff zu Verbänden. Schweigend feldelte sie <text:soft-page-break/>der Alten immer wieder die Nadel auf und sah weg, als diese damit im Bauch des Gefreiten Fementi fuhrwerkte. </text:p>
      <text:p text:style-name="P23"><text:span text:style-name="T15"><text:s/>Feldwebel Peterson und der Schmied Tobias warfen sich einen Blick zu. Sie gehörten nicht zur Garde oder gar zum inneren Kreis, doch sie waren auserwählt worden um zu dem großen, alles entscheidendem Treffen des schwarzen Ordens, des seit Jahrhunderten kämpfenden Widerstandes gegen die Herrschaft der Magier, beizutragen. Sie hatten alle den Auserwählten gesehen, einen strammen Burschen mit breiten Schultern, einer stolzen Brust und einem kantigen Gesicht in dem das rote Mal des Mondes prangte, dem Zeichen der dreifachen Göttin, die über die Vergangenheit, die Gegenwart und die Zukunft gebietet und deren Erscheinen mit dem großen Mond die alles vernichtende und alles beginnende große Flut brachte. </text:span></text:p>
      <text:p text:style-name="P12"/>
      <text:p text:style-name="P11"/>
      <text:p text:style-name="P10"/>
      <text:p text:style-name="P3"/>
      <text:p text:style-name="P3"/>
      <text:p text:style-name="P5">Die Luft schmeckte metallisch, als ob einem ein alter Pfennig im Halse stecken würde. <text:span text:style-name="T9">Was wohl an den von Magie geschwängerten</text:span> Staubwolken <text:span text:style-name="T9">lag</text:span>, <text:span text:style-name="T5">die</text:span> wie Nebelschwaden <text:span text:style-name="T5">über das nahe gelegene Dorf zogen. Eine Schlacht tobte da oben, doch von der Hütte des Gerbers aus, die gute ein dutzend Klafter den breiten, trägen Bach hinab lag, war nichts davon zu hören oder zu sehen. V</text:span>om Wald her erklang <text:span text:style-name="T6">sogar</text:span> trügerisches Vogelgezwitscher, <text:span text:style-name="T6">also ob da nicht eine Hundertschaft im Unterholz lauern würde. Das Getier hatte sich an die Eindringlinge gewöhnt und locke die Menschen nun </text:span>mit fröhlichen Melodien zu tödlichem Leichtsinn. <text:span text:style-name="T6">Auch in </text:span>der Hütte herrschte Stille. Selbst die junge Alva, die <text:span text:style-name="T7">zusammengesunken </text:span>neben ihrer <text:span text:style-name="T7">betenden </text:span>Großmutter hockte, hatte aufgehört ihrem Johle nachzuweinen. <text:span text:style-name="T7">Er war Soldat, und hatte ihr doch die Ehe, eine eigene Hütte und Kinder versprochen. Wie sich das Kleid um Alvas Mitte spannte, hatte er nur das letzte seiner Versprechen gehalten, bevor er irgendwo in diesem Dunst gefallen war. </text:span></text:p>
      <text:p text:style-name="P8"><text:span text:style-name="T3">„Es kann nur Verrat gewesen sein“, flüsterte der junge Grevis und starrte zu </text:span><text:bookmark text:name="docs-internal-guid-fe3feba0-9580-b7df-ac50-58705c0e51ee1"/><text:span text:style-name="T10">Darnel</text:span><text:span text:style-name="T3"> Fermenti, der weiß wie ein Bäckergeselle, auf den dunklen Uniformumhängen nah des Kamins lag. Die beiden waren in der selben Nacht geboren worden, zumindest erzählten sie es so, auf jeden Fall waren sie beide gleich grün hinter den Ohren und leichtsinnig für vier. Sie hatten hier nichts zu suchen, fand </text:span>Zugführer <text:span text:style-name="T8">Thorge Peterson. Doch was hatte er schon sagen sollen, als man ihm diesen Pulk von Grünschnäbeln unterstellt hatte. Natürlich hatte es sich falsch angefühlt, immerhin ging es hier um die Hauptversammlung des Schwarzen Ordens, es ging um den Schutz des Auserwählten, da waren Veteranen gefragt. </text:span></text:p>
      <text:p text:style-name="P13">Er warf Grevis einen strafenden Blick zu, obwohl er ihm zustimmte. Etwas ging hier mit dem Teufel zu und da lag der Gedanke an Verrat nahe. Doch im Gegensatz zu dem Grünvolk war Thorge Peterson altgedient, er kannte die Bedeutung von Moral und sie waren nicht unter sich. Es hatte gereicht, dass dieser aufgeblasene Gardist seine dummen Gerüchte mitgebracht hatte. </text:p>
      <text:p text:style-name="P7"/>
      <text:p text:style-name="P7"/>
      <text:p text:style-name="P7"/>
      <text:p text:style-name="P13">Ja, vielleicht war es tatsächlich Verrat. Sie waren überrannt worden. Kaum hatte er die weißen Mäntel im Wald gesehen, da hatte das Versammlungshaus im Dorf schon gebrannt. Innerhalb von Wimpernschlägen hatten die Weißröcke sie eingekesselt, waren mit kleinen Einheiten vorgerückt, immer nur ein Haus, eine Stellung, eine Gasse einnehmend. Dann wurden die Überlebenden an den Waldrand gezerrt, da wo die Herrn Offiziere warteten. Alles samt Magier. Peterson erkannte sie an <text:soft-page-break/>den angewiderten Mienen, als ob die Menschen auf die sie herabsahen einen widerlichen, stinkenden Ausschlag hätten. </text:p>
      <text:p text:style-name="P6"/>
      <text:p text:style-name="P4"/>
      <text:p text:style-name="P4">Raheem schloss die Faust fester um den Kolben der Armbrust. Durch den schmalen Schlitz sah <text:s/>er nichts, worauf er hätte schießen können, trotzdem wollte er den Abzug drücken. Nur um das Schwirren des Bolzens zu hören, um dieser Ohrenbetäubenden Stille zu entkommen und zu beweisen, dass dies hier nicht das Ende aller Dinge war.</text:p>
      <text:p text:style-name="P4"/>
      <text:p text:style-name="P4">Natürlich tat er es nicht. Seit zwei Jahrzehnten war er beim Schwarzen Orden, als Soldat, den für was anderes hatte es ihm damals an Verstand gefehlt. Doch es war nicht so geblieben, Raheem hatte gelernt, war seit acht Jahren Offizier <text:span text:style-name="T4">und er wusste, dass man keinen Bolzen verschwendete nur weil es einen juckte. </text:span></text:p>
      <text:p text:style-name="P4"/>
      <text:p text:style-name="P4">„<text:span text:style-name="T4">Ist er wirklich tot?“, fragte die Großmutter zum zehnten mal.</text:span></text:p>
      <text:p text:style-name="P4">„<text:span text:style-name="T4">Ruhmreich gefallen“, wiederholte Revan Vanidi Sipar ebenfals zum zehnten mal, doch die Lüge hörte man immer noch heraus. Raheem war sich nicht sicher, ob die anderen es auch hörten, doch wenn wusste er, dass sie an dem „gefallen“ zweifelten. Was blieb ihnen übrig?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33cm" style:writing-mode="lr-tb"/>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6T12:03:55.605259978</meta:creation-date>
    <meta:generator>LibreOffice/5.4.2.2.0$Linux_X86_64 LibreOffice_project/40m0$Build-2</meta:generator>
    <dc:date>2017-11-14T18:49:59.630154974</dc:date>
    <meta:editing-duration>P1DT7H46M15S</meta:editing-duration>
    <meta:editing-cycles>21</meta:editing-cycles>
    <meta:document-statistic meta:table-count="0" meta:image-count="0" meta:object-count="0" meta:page-count="9" meta:paragraph-count="76" meta:word-count="4251" meta:character-count="26447" meta:non-whitespace-character-count="22261"/>
  </office:meta>
</office:document-meta>
</file>